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e6d7" officeooo:paragraph-rsid="0018e6d7"/>
    </style:style>
    <style:style style:name="T1" style:family="text">
      <style:text-properties officeooo:rsid="001acd61"/>
    </style:style>
    <style:style style:name="T2" style:family="text">
      <style:text-properties fo:font-weight="bold" officeooo:rsid="001acd61"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imple document</text:h>
      <text:p text:style-name="P1">This is the first paragraph. Bla bla bla. Bla bla bla. Bla bla bla. Bla bla bla. Bla bla bla. Bla bla bla. Bla bla bla. Bla bla bla. Bla bla bla. Bla bla bla. Bla bla bla. Bla bla bla. Bla bla bla. Bla bla bla. Bla bla bla. Bla bla bla. Bla bla bla. Bla bla bla. Bla bla bla. Bla bla bla. Bla bla bla.</text:p>
      <text:p text:style-name="P1">This is the second paragraph. <text:span text:style-name="T2">A bold text. </text:span>Bla bla bla. Bla bla bla. Bla bla bla. Bla bla bla. Bla bla bla. Bla bla bla. Bla bla bla. Bla bla bla. Bla bla bla. Bla bla bla. Bla bla bla. Bla bla bla. Bla bla bla. Bla bla bla. Bla bla bla. Bla bla bla. Bla bla bla. Bla bla bla. Bla bla bla. Bla bla bla. Bla bla bla.</text:p>
      <text:p text:style-name="P1">This is the third paragraph. Bla bla bla. Bla bla bla. Bla bla bla. Bla bla bla. Bla bla bla. Bla bla bla. Bla bla bla. Bla bla bla. Bla bla bla. Bla bla bla. Bla bla bla. Bla bla bla. Bla bla bla. Bla bla bla. Bla bla bla. Bla bla bla. Bla bla bla. Bla bla bla. Bla bla bla. Bla bla bla. Bla bla bl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201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2T08:47:41.467180726</meta:creation-date>
    <dc:date>2020-08-22T08:49:09.270630993</dc:date>
    <meta:editing-duration>PT1M27S</meta:editing-duration>
    <meta:editing-cycles>2</meta:editing-cycles>
    <meta:generator>LibreOffice/6.2.3.2$Linux_X86_64 LibreOffice_project/aecc05fe267cc68dde00352a451aa867b3b546ac</meta:generator>
    <meta:document-statistic meta:table-count="0" meta:image-count="0" meta:object-count="0" meta:page-count="1" meta:paragraph-count="4" meta:word-count="209" meta:character-count="932" meta:non-whitespace-character-count="727"/>
  </office:meta>
</office:document-meta>
</file>